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81975" officeooo:paragraph-rsid="00181975" style:font-size-asian="16pt" style:font-size-complex="16pt"/>
    </style:style>
    <style:style style:name="P2" style:family="paragraph" style:parent-style-name="Standard">
      <style:text-properties fo:font-size="16pt" officeooo:rsid="001e42ae" officeooo:paragraph-rsid="001e42ae" style:font-size-asian="16pt" style:font-size-complex="16pt"/>
    </style:style>
    <style:style style:name="P3" style:family="paragraph" style:parent-style-name="Standard">
      <style:text-properties fo:font-size="12pt" officeooo:rsid="00181975" officeooo:paragraph-rsid="00181975" style:font-size-asian="12pt" style:font-size-complex="12pt"/>
    </style:style>
    <style:style style:name="P4" style:family="paragraph" style:parent-style-name="Standard">
      <style:text-properties fo:font-size="12pt" officeooo:rsid="0019852c" officeooo:paragraph-rsid="0019852c" style:font-size-asian="12pt" style:font-size-complex="12pt"/>
    </style:style>
    <style:style style:name="P5" style:family="paragraph" style:parent-style-name="Standard">
      <style:text-properties fo:font-size="12pt" officeooo:rsid="001e42ae" officeooo:paragraph-rsid="001e42a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èmes de gestion de bases de données </text:p>
      <text:p text:style-name="P1"/>
      <text:p text:style-name="P3">- Introduction aux SGBD </text:p>
      <text:p text:style-name="P3">- Modèle relationnel</text:p>
      <text:p text:style-name="P3">- Conception d’une BDD relationnelle</text:p>
      <text:p text:style-name="P3"/>
      <text:p text:style-name="P3"/>
      <text:p text:style-name="P3"/>
      <text:p text:style-name="P4">Une BDD est un ensemble de données structurées accessible par l’ordinateur</text:p>
      <text:p text:style-name="P4"><text:tab/>- 3 caractéristiques : Cohérence, permanence et concurrence des données </text:p>
      <text:p text:style-name="P4"><text:tab/>- Représente un ensemble de données mémorisé, organisé et accessib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TD SI3 (BDD) </text:p>
      <text:p text:style-name="P5"/>
      <text:p text:style-name="P5">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9:01:44.359000000</meta:creation-date>
    <dc:date>2018-09-21T10:47:54.777000000</dc:date>
    <meta:editing-duration>PT1H14M26S</meta:editing-duration>
    <meta:editing-cycles>3</meta:editing-cycles>
    <meta:generator>LibreOffice/5.4.5.1$Windows_X86_64 LibreOffice_project/79c9829dd5d8054ec39a82dc51cd9eff340dbee8</meta:generator>
    <meta:document-statistic meta:table-count="0" meta:image-count="0" meta:object-count="0" meta:page-count="2" meta:paragraph-count="9" meta:word-count="54" meta:character-count="352" meta:non-whitespace-character-count="300"/>
  </office:meta>
</office:document-meta>
</file>